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45cm" fo:min-width="25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min-height="1.55cm" fo:min-width="14.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789cm" fo:min-width="1.5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85cm" fo:min-width="5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45cm" fo:min-width="20.382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55cm" fo:min-width="34.3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2.3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5.874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11.8cm" svg:x="1.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4.8cm" svg:height="1.9cm" svg:x="2.1cm" svg:y="10.7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2.13cm" svg:y="1.161cm">
          <draw:text-box>
            <text:p><text:span text:style-name="T1">KVM1</text:span></text:p>
          </draw:text-box>
        </draw:frame>
        <draw:custom-shape draw:style-name="gr4" draw:text-style-name="P1" draw:layer="layout" svg:width="6.1cm" svg:height="4.2cm" svg:x="4.1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4.84cm" svg:y="3.1cm">
          <draw:text-box>
            <text:p><text:span text:style-name="T1">LXC1</text:span></text:p>
          </draw:text-box>
        </draw:frame>
        <draw:custom-shape draw:style-name="gr5" draw:text-style-name="P1" xml:id="id2" draw:id="id2" draw:layer="layout" svg:width="2.5cm" svg:height="1.3cm" svg:x="5.9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9cm" svg:height="1.3cm" svg:x="5.2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7.15cm" svg:y1="6cm" svg:x2="7.15cm" svg:y2="6.9cm" draw:start-shape="id1" draw:start-glue-point="2" draw:end-shape="id2" draw:end-glue-point="0" svg:d="M7150 6000v900" svg:viewBox="0 0 1 901">
          <text:p/>
        </draw:connector>
        <draw:custom-shape draw:style-name="gr4" draw:text-style-name="P1" draw:layer="layout" svg:width="6.1cm" svg:height="4.2cm" svg:x="10.9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11.64cm" svg:y="3.1cm">
          <draw:text-box>
            <text:p><text:span text:style-name="T1">LXC2</text:span></text:p>
          </draw:text-box>
        </draw:frame>
        <draw:custom-shape draw:style-name="gr5" draw:text-style-name="P1" xml:id="id4" draw:id="id4" draw:layer="layout" svg:width="2.5cm" svg:height="1.3cm" svg:x="12.7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9cm" svg:height="1.3cm" svg:x="12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95cm" svg:y1="6cm" svg:x2="13.95cm" svg:y2="6.9cm" draw:start-shape="id3" draw:start-glue-point="2" draw:end-shape="id4" draw:end-glue-point="0" svg:d="M13950 6000v900" svg:viewBox="0 0 1 901">
          <text:p/>
        </draw:connector>
        <draw:custom-shape draw:style-name="gr8" draw:text-style-name="P1" xml:id="id5" draw:id="id5" draw:layer="layout" svg:width="5.538cm" svg:height="1.3cm" svg:x="4.8cm" svg:y="10.1cm">
          <text:p text:style-name="P2"><text:span text:style-name="T1">veth_kvm1lxc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538cm" svg:height="1.3cm" svg:x="10.8cm" svg:y="10.1cm">
          <text:p text:style-name="P2"><text:span text:style-name="T1">veth_kvm1lx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.3cm" svg:x="2.7cm" svg:y="10.1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2.5cm" svg:height="1.3cm" svg:x="8.8cm" svg:y="12.6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5cm" svg:height="1.3cm" svg:x="17.9cm" svg:y="12.6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7" draw:id="id27" draw:layer="layout" svg:width="4.6cm" svg:height="1.3cm" svg:x="19.6cm" svg:y="2.6cm">
          <text:p text:style-name="P2"><text:span text:style-name="T1">vnet-vnm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4.9cm" svg:height="1.3cm" svg:x="22.6cm" svg:y="5.9cm">
          <text:p text:style-name="P2"><text:span text:style-name="T1">vnet-web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8" draw:id="id8" draw:layer="layout" svg:width="3.897cm" svg:height="1.3cm" svg:x="17.903cm" svg:y="7.6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7.15cm" svg:y1="8.2cm" svg:x2="7.569cm" svg:y2="10.1cm" draw:start-shape="id2" draw:start-glue-point="2" draw:end-shape="id5" draw:end-glue-point="0" svg:d="M7150 8200c0 1425 419 475 419 1900" svg:viewBox="0 0 420 1901">
          <text:p/>
        </draw:connector>
        <draw:connector draw:style-name="gr13" draw:text-style-name="P1" draw:layer="layout" draw:type="curve" svg:x1="13.95cm" svg:y1="8.2cm" svg:x2="13.569cm" svg:y2="10.1cm" draw:start-shape="id4" draw:start-glue-point="2" draw:end-shape="id6" draw:end-glue-point="0" svg:d="M13950 8200c0 1425-381 475-381 1900" svg:viewBox="0 0 382 1901">
          <text:p/>
        </draw:connector>
        <draw:connector draw:style-name="gr13" draw:text-style-name="P1" draw:layer="layout" draw:type="curve" svg:x1="16.9cm" svg:y1="11.65cm" svg:x2="17.903cm" svg:y2="8.25cm" draw:start-shape="id7" draw:start-glue-point="1" draw:end-shape="id8" draw:end-glue-point="3" svg:d="M16900 11650c825 0 550-1849 501-1849s-324-1551 502-1551" svg:viewBox="0 0 1004 3401">
          <text:p/>
        </draw:connector>
        <draw:connector draw:style-name="gr13" draw:text-style-name="P1" draw:layer="layout" draw:type="curve" svg:x1="22.298cm" svg:y1="10.5cm" svg:x2="25.05cm" svg:y2="7.2cm" draw:start-shape="id9" draw:start-glue-point="0" draw:end-shape="id10" svg:d="M22298 10500c0-2473 2752-824 2752-3300" svg:viewBox="0 0 2753 3301">
          <text:p/>
        </draw:connector>
        <draw:connector draw:style-name="gr13" draw:text-style-name="P1" draw:layer="layout" draw:type="curve" svg:x1="19.7cm" svg:y1="11.15cm" svg:x2="19.15cm" svg:y2="12.6cm" draw:start-shape="id9" draw:end-shape="id11" draw:end-glue-point="0" svg:d="M19700 11150c-367 0-550 483-550 1450" svg:viewBox="0 0 551 1451">
          <text:p/>
        </draw:connector>
        <draw:custom-shape draw:style-name="gr14" draw:text-style-name="P1" xml:id="id28" draw:id="id28" draw:layer="layout" svg:width="2.9cm" svg:height="1.3cm" svg:x="17.4cm" svg:y="4.4cm">
          <text:p text:style-name="P2"><text:span text:style-name="T1">mysq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9" draw:id="id9" draw:layer="layout" svg:width="5.196cm" svg:height="1.3cm" svg:x="19.7cm" svg:y="10.5cm">
          <text:p text:style-name="P2"><text:span text:style-name="T1">redis-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0.982cm" svg:height="11.8cm" svg:x="28.518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4.8cm" svg:height="1.9cm" svg:x="34.018cm" svg:y="10.7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29.348cm" svg:y="1.161cm">
          <draw:text-box>
            <text:p><text:span text:style-name="T1">KVM2</text:span></text:p>
          </draw:text-box>
        </draw:frame>
        <draw:custom-shape draw:style-name="gr4" draw:text-style-name="P1" draw:layer="layout" svg:width="6.1cm" svg:height="4.2cm" svg:x="36.01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36.758cm" svg:y="3.1cm">
          <draw:text-box>
            <text:p><text:span text:style-name="T1">LXC1</text:span></text:p>
          </draw:text-box>
        </draw:frame>
        <draw:custom-shape draw:style-name="gr5" draw:text-style-name="P1" xml:id="id13" draw:id="id13" draw:layer="layout" svg:width="2.5cm" svg:height="1.3cm" svg:x="37.818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3.9cm" svg:height="1.3cm" svg:x="37.118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9.068cm" svg:y1="6cm" svg:x2="39.068cm" svg:y2="6.9cm" draw:start-shape="id12" draw:start-glue-point="2" draw:end-shape="id13" draw:end-glue-point="0" svg:d="M39068 6000v900" svg:viewBox="0 0 1 901">
          <text:p/>
        </draw:connector>
        <draw:custom-shape draw:style-name="gr4" draw:text-style-name="P1" draw:layer="layout" svg:width="6.1cm" svg:height="4.2cm" svg:x="42.81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43.558cm" svg:y="3.1cm">
          <draw:text-box>
            <text:p><text:span text:style-name="T1">LXC2</text:span></text:p>
          </draw:text-box>
        </draw:frame>
        <draw:custom-shape draw:style-name="gr5" draw:text-style-name="P1" xml:id="id15" draw:id="id15" draw:layer="layout" svg:width="2.5cm" svg:height="1.3cm" svg:x="44.618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3.9cm" svg:height="1.3cm" svg:x="43.918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5.868cm" svg:y1="6cm" svg:x2="45.868cm" svg:y2="6.9cm" draw:start-shape="id14" draw:start-glue-point="2" draw:end-shape="id15" draw:end-glue-point="0" svg:d="M45868 6000v900" svg:viewBox="0 0 1 901">
          <text:p/>
        </draw:connector>
        <draw:custom-shape draw:style-name="gr8" draw:text-style-name="P1" xml:id="id16" draw:id="id16" draw:layer="layout" svg:width="5.538cm" svg:height="1.3cm" svg:x="36.718cm" svg:y="10.1cm">
          <text:p text:style-name="P2"><text:span text:style-name="T1">veth_kvm2lxc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5.538cm" svg:height="1.3cm" svg:x="42.718cm" svg:y="10.1cm">
          <text:p text:style-name="P2"><text:span text:style-name="T1">veth_kvm2lx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.3cm" svg:x="34.618cm" svg:y="10.1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2.5cm" svg:height="1.3cm" svg:x="40.718cm" svg:y="12.6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2.5cm" svg:height="1.3cm" svg:x="29.621cm" svg:y="12.6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3.9cm" svg:height="1.3cm" svg:x="28.9cm" svg:y="7.7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9.068cm" svg:y1="8.2cm" svg:x2="39.487cm" svg:y2="10.1cm" draw:start-shape="id13" draw:start-glue-point="2" draw:end-shape="id16" draw:end-glue-point="0" svg:d="M39068 8200c0 1425 419 475 419 1900" svg:viewBox="0 0 420 1901">
          <text:p/>
        </draw:connector>
        <draw:connector draw:style-name="gr13" draw:text-style-name="P1" draw:layer="layout" draw:type="curve" svg:x1="45.868cm" svg:y1="8.2cm" svg:x2="45.487cm" svg:y2="10.1cm" draw:start-shape="id15" draw:start-glue-point="2" draw:end-shape="id17" draw:end-glue-point="0" svg:d="M45868 8200c0 1425-381 475-381 1900" svg:viewBox="0 0 382 1901">
          <text:p/>
        </draw:connector>
        <draw:connector draw:style-name="gr13" draw:text-style-name="P1" draw:layer="layout" draw:type="curve" svg:x1="30.85cm" svg:y1="9cm" svg:x2="30.871cm" svg:y2="12.6cm" draw:start-shape="id18" draw:start-glue-point="2" draw:end-shape="id19" svg:d="M30850 9000c0 2701 21 902 21 3600" svg:viewBox="0 0 22 3601">
          <text:p/>
        </draw:connector>
        <draw:custom-shape draw:style-name="gr17" draw:text-style-name="P1" draw:layer="layout" svg:width="34.9cm" svg:height="5.9cm" svg:x="6.6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7.44cm" svg:y="14.9cm">
          <draw:text-box>
            <text:p><text:span text:style-name="T1">Host</text:span></text:p>
          </draw:text-box>
        </draw:frame>
        <draw:custom-shape draw:style-name="gr8" draw:text-style-name="P1" draw:layer="layout" svg:width="5.538cm" svg:height="1.3cm" svg:x="21.3cm" svg:y="19.3cm">
          <text:p text:style-name="P2"><text:span text:style-name="T1">vnet_ovs_br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38cm" svg:height="1.3cm" svg:x="21.3cm" svg:y="17.4cm">
          <text:p text:style-name="P2"><text:span text:style-name="T1">vnet_mng_br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3cm" svg:x="8.1cm" svg:y="20.4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10.05cm" svg:y1="13.9cm" svg:x2="14.9cm" svg:y2="19.75cm" draw:start-shape="id20" draw:start-glue-point="2" draw:end-shape="id21" draw:end-glue-point="3" svg:d="M10050 13900c0 3900 1616 5850 4850 5850" svg:viewBox="0 0 4851 5851">
          <text:p/>
        </draw:connector>
        <draw:connector draw:style-name="gr13" draw:text-style-name="P1" draw:layer="layout" draw:type="curve" svg:x1="41.968cm" svg:y1="13.9cm" svg:x2="33.2cm" svg:y2="19.75cm" draw:start-shape="id22" draw:start-glue-point="2" draw:end-shape="id23" draw:end-glue-point="1" svg:d="M41968 13900c0 3900-2922 5850-8768 5850" svg:viewBox="0 0 8769 5851">
          <text:p/>
        </draw:connector>
        <draw:connector draw:style-name="gr13" draw:text-style-name="P1" draw:layer="layout" draw:type="curve" svg:x1="19.15cm" svg:y1="13.9cm" svg:x2="20.5cm" svg:y2="16.3cm" draw:start-shape="id11" draw:start-glue-point="2" draw:end-shape="id24" svg:d="M19150 13900c0 1800 1350 600 1350 2400" svg:viewBox="0 0 1351 2401">
          <text:p/>
        </draw:connector>
        <draw:connector draw:style-name="gr13" draw:text-style-name="P1" draw:layer="layout" draw:type="curve" svg:x1="30.871cm" svg:y1="13.9cm" svg:x2="27.4cm" svg:y2="16.3cm" draw:start-shape="id19" draw:start-glue-point="2" draw:end-shape="id25" svg:d="M30871 13900c0 1800-3471 600-3471 2400" svg:viewBox="0 0 3472 2401">
          <text:p/>
        </draw:connector>
        <draw:custom-shape draw:style-name="gr18" draw:text-style-name="P1" draw:layer="layout" svg:width="2.9cm" svg:height="1.3cm" svg:x="11cm" svg:y="20.4cm">
          <text:p text:style-name="P2"><text:span text:style-name="T1">wlan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21" draw:id="id21" draw:layer="layout" svg:width="6.6cm" svg:height="1.3cm" svg:x="14.9cm" svg:y="19.1cm">
          <text:p><text:span text:style-name="T1">kemu310-14310-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3" draw:id="id23" draw:layer="layout" svg:width="6.6cm" svg:height="1.3cm" svg:x="26.6cm" svg:y="19.1cm">
          <text:p><text:span text:style-name="T1">kemu311-14311-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5" draw:id="id25" draw:layer="layout" svg:width="6.6cm" svg:height="1.3cm" svg:x="24.1cm" svg:y="16.3cm">
          <text:p><text:span text:style-name="T1">kemu311-14311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24" draw:id="id24" draw:layer="layout" svg:width="6.6cm" svg:height="1.3cm" svg:x="17.2cm" svg:y="16.3cm">
          <text:p><text:span text:style-name="T1">kemu310-14310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2.8cm" svg:y1="8.35cm" svg:x2="34.018cm" svg:y2="11.65cm" draw:start-shape="id18" draw:start-glue-point="1" draw:end-shape="id26" draw:end-glue-point="3" svg:d="M32800 8350c915 0 306 3300 1218 3300" svg:viewBox="0 0 1219 3301">
          <text:p/>
        </draw:connector>
        <draw:connector draw:style-name="gr13" draw:text-style-name="P1" draw:layer="layout" draw:type="curve" svg:x1="22.298cm" svg:y1="10.5cm" svg:x2="19.851cm" svg:y2="8.9cm" draw:start-shape="id9" draw:start-glue-point="0" draw:end-shape="id8" svg:d="M22298 10500c0-1198-2447-399-2447-1600" svg:viewBox="0 0 2448 1601">
          <text:p/>
        </draw:connector>
        <draw:connector draw:style-name="gr13" draw:text-style-name="P1" draw:layer="layout" draw:type="curve" svg:x1="22.298cm" svg:y1="10.5cm" svg:x2="21.9cm" svg:y2="3.9cm" draw:start-shape="id9" draw:start-glue-point="0" draw:end-shape="id27" draw:end-glue-point="2" svg:d="M22298 10500c0-4948-398-1649-398-6600" svg:viewBox="0 0 399 6601">
          <text:p/>
        </draw:connector>
        <draw:connector draw:style-name="gr13" draw:text-style-name="P1" draw:layer="layout" draw:type="curve" svg:x1="19.6cm" svg:y1="3.25cm" svg:x2="18.85cm" svg:y2="4.4cm" draw:start-shape="id27" draw:end-shape="id28" draw:end-glue-point="0" svg:d="M19600 3250c-500 0-750 383-750 1150" svg:viewBox="0 0 75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4-10-17T15:41:09.944927469</dc:date>
    <meta:editing-duration>PT2H49M49S</meta:editing-duration>
    <meta:editing-cycles>57</meta:editing-cycles>
    <meta:generator>LibreOffice/4.3.3.1.0$Linux_X86_64 LibreOffice_project/430m0$Build-1</meta:generator>
    <meta:document-statistic meta:object-count="68"/>
  </office:meta>
</office:document-meta>
</file>